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7f2" officeooo:paragraph-rsid="001b37f2"/>
    </style:style>
    <style:style style:name="P2" style:family="paragraph" style:parent-style-name="Standard">
      <style:text-properties fo:font-size="16pt" officeooo:rsid="001b37f2" officeooo:paragraph-rsid="001b37f2" style:font-size-asian="14pt" style:font-size-complex="16pt"/>
    </style:style>
    <style:style style:name="P3" style:family="paragraph" style:parent-style-name="Standard">
      <style:text-properties fo:font-size="16pt" officeooo:rsid="001cd738" officeooo:paragraph-rsid="001cd738" style:font-size-asian="14pt" style:font-size-complex="16pt"/>
    </style:style>
    <style:style style:name="P4" style:family="paragraph" style:parent-style-name="Standard">
      <style:text-properties fo:font-size="16pt" officeooo:rsid="001b37f2" officeooo:paragraph-rsid="001b37f2" fo:background-color="#000000" style:font-size-asian="14pt" style:font-size-complex="16pt"/>
    </style:style>
    <style:style style:name="P5" style:family="paragraph" style:parent-style-name="Standard">
      <style:text-properties fo:color="#000000" style:font-name="Droid Sans Mono" fo:font-size="10.5pt" fo:font-style="italic" fo:font-weight="normal" officeooo:rsid="001b37f2" officeooo:paragraph-rsid="001b37f2" fo:background-color="#ffffff" style:font-size-asian="14pt" style:font-size-complex="16pt"/>
    </style:style>
    <style:style style:name="P6" style:family="paragraph" style:parent-style-name="Standard">
      <style:text-properties fo:color="#000000" style:font-name="Droid Sans Mono" fo:font-size="10.5pt" fo:font-style="italic" fo:font-weight="normal" officeooo:rsid="001cd738" officeooo:paragraph-rsid="001cd738" fo:background-color="#ffffff" style:font-size-asian="14pt" style:font-size-complex="16pt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0.5pt" fo:font-style="italic" fo:font-weight="normal" fo:background-color="#ffffff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9" style:family="paragraph" style:parent-style-name="Standard">
      <style:paragraph-properties style:line-height-at-least="0.198in"/>
      <style:text-properties fo:color="#000000" fo:background-color="#ffffff"/>
    </style:style>
    <style:style style:name="T1" style:family="text">
      <style:text-properties officeooo:rsid="001b37f2"/>
    </style:style>
    <style:style style:name="T2" style:family="text">
      <style:text-properties fo:font-style="italic"/>
    </style:style>
    <style:style style:name="T3" style:family="text">
      <style:text-properties fo:color="#89ddff"/>
    </style:style>
    <style:style style:name="T4" style:family="text">
      <style:text-properties fo:color="#89ddff" fo:font-style="italic"/>
    </style:style>
    <style:style style:name="T5" style:family="text">
      <style:text-properties fo:color="#c3e88d"/>
    </style:style>
    <style:style style:name="T6" style:family="text">
      <style:text-properties fo:color="#c792ea"/>
    </style:style>
    <style:style style:name="T7" style:family="text">
      <style:text-properties fo:color="#82aaff"/>
    </style:style>
    <style:style style:name="T8" style:family="text">
      <style:text-properties fo:color="#ff5370"/>
    </style:style>
    <style:style style:name="T9" style:family="text">
      <style:text-properties fo:color="#546e7a" fo:font-style="italic"/>
    </style:style>
    <style:style style:name="T10" style:family="text">
      <style:text-properties fo:color="#ffcb6b"/>
    </style:style>
    <style:style style:name="T11" style:family="text">
      <style:text-properties fo:color="#f78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ug Branton</text:p>
      <text:p text:style-name="P1">COSC 519 Homework 4</text:p>
      <text:p text:style-name="P1"/>
      <text:p text:style-name="P1"/>
      <text:p text:style-name="P1">1.</text:p>
      <text:p text:style-name="P2">Source Code:</text:p>
      <text:p text:style-name="P5">// COSC 519 Homework 4 Problem 1</text:p>
      <text:p text:style-name="P7">// Create a Thread that waits for keyboard input or escape character and then returns</text:p>
      <text:p text:style-name="P8"><text:span text:style-name="T2">#include</text:span> &lt;stdio.h&gt;</text:p>
      <text:p text:style-name="P8"><text:span text:style-name="T2">#include</text:span> &lt;stdlib.h&gt;</text:p>
      <text:p text:style-name="P8"><text:span text:style-name="T2">#include</text:span> &lt;pthread.h&gt;</text:p>
      <text:p text:style-name="P9"/>
      <text:p text:style-name="P8">void *runner(void *param); <text:span text:style-name="T2">//threads call this function</text:span></text:p>
      <text:p text:style-name="P9"/>
      <text:p text:style-name="P8">int main()</text:p>
      <text:p text:style-name="P8">{</text:p>
      <text:p text:style-name="P8">pthread_t tid; <text:span text:style-name="T2">//thread identifier</text:span></text:p>
      <text:p text:style-name="P8">pthread_attr_t attr; <text:span text:style-name="T2">//thread attributes</text:span></text:p>
      <text:p text:style-name="P9"/>
      <text:p text:style-name="P8">pthread_attr_init(&amp;attr); <text:span text:style-name="T2">//get default attributes</text:span></text:p>
      <text:p text:style-name="P8">pthread_create(&amp;tid, &amp;attr, runner, 0); <text:span text:style-name="T2">//create the thread</text:span></text:p>
      <text:p text:style-name="P9"/>
      <text:p text:style-name="P7">//Wait forthread to exit</text:p>
      <text:p text:style-name="P8">pthread_join(tid, NULL);</text:p>
      <text:p text:style-name="P8">printf("Waited for Thread and it returned.\n");</text:p>
      <text:p text:style-name="P8">}</text:p>
      <text:p text:style-name="P9"/>
      <text:p text:style-name="P8">void *runner(void *param)</text:p>
      <text:p text:style-name="P8">{</text:p>
      <text:p text:style-name="P8">int c;</text:p>
      <text:p text:style-name="P8"><text:span text:style-name="T2">do</text:span>{</text:p>
      <text:p text:style-name="P8">printf("Type a Character, or press ESC to exit: ");</text:p>
      <text:p text:style-name="P8">c = getchar();</text:p>
      <text:p text:style-name="P8">printf("\n");</text:p>
      <text:p text:style-name="P8">}<text:span text:style-name="T2">while</text:span>((c != 27) &amp;&amp; (c != 120)); //<text:span text:style-name="T1">Escape Character or x in decimal</text:span></text:p>
      <text:p text:style-name="P8"><text:span text:style-name="T2">return</text:span>(0);</text:p>
      <text:p text:style-name="P8">}</text:p>
      <text:p text:style-name="P4"/>
      <text:p text:style-name="P2"/>
      <text:p text:style-name="P2">Output:</text:p>
      <text:p text:style-name="P2">Type a Character, or press ESC to exit: x</text:p>
      <text:p text:style-name="P2"/>
      <text:p text:style-name="P2">Waited for Thread and it returned.</text:p>
      <text:p text:style-name="P2"/>
      <text:p text:style-name="P3">2.</text:p>
      <text:p text:style-name="P3"><text:soft-page-break/></text:p>
      <text:p text:style-name="P3">Source Code:</text:p>
      <text:p text:style-name="P6">// COSC 519 Homework 4 Problem 2</text:p>
      <text:p text:style-name="P7">// Create 10 Threads that print hello and return</text:p>
      <text:p text:style-name="P8"><text:span text:style-name="T2">#include</text:span> &lt;stdio.h&gt;</text:p>
      <text:p text:style-name="P8"><text:span text:style-name="T2">#include</text:span> &lt;stdlib.h&gt;</text:p>
      <text:p text:style-name="P8"><text:span text:style-name="T2">#include</text:span> &lt;pthread.h&gt;</text:p>
      <text:p text:style-name="P9"/>
      <text:p text:style-name="P8">void *runner(void *param); <text:span text:style-name="T2">//threads call this function</text:span></text:p>
      <text:p text:style-name="P8">int NUM_THREADS = 10;</text:p>
      <text:p text:style-name="P9"/>
      <text:p text:style-name="P8">int main()</text:p>
      <text:p text:style-name="P8">{</text:p>
      <text:p text:style-name="P9"/>
      <text:p text:style-name="P8">int i,j;</text:p>
      <text:p text:style-name="P8">pthread_t tid;</text:p>
      <text:p text:style-name="P9"/>
      <text:p text:style-name="P7">// Create NUM_THREADS Threads</text:p>
      <text:p text:style-name="P8"><text:span text:style-name="T2">for</text:span> (i = 0; i &lt; NUM_THREADS; i++)</text:p>
      <text:p text:style-name="P8">pthread_create(&amp;tid, NULL, runner, (void *)&amp;tid);</text:p>
      <text:p text:style-name="P9"/>
      <text:p text:style-name="P7">//Wait for all threads to exit</text:p>
      <text:p text:style-name="P8"><text:span text:style-name="T2">for</text:span> (j=0;j&lt;NUM_THREADS;j++){</text:p>
      <text:p text:style-name="P8">pthread_join(tid, NULL);</text:p>
      <text:p text:style-name="P8">}</text:p>
      <text:p text:style-name="P8">printf("Waited for all threads.\n");</text:p>
      <text:p text:style-name="P8">}</text:p>
      <text:p text:style-name="P9"/>
      <text:p text:style-name="P8">void *runner(void *param)</text:p>
      <text:p text:style-name="P8">{</text:p>
      <text:p text:style-name="P8">printf("Hello from Thread: %ld\n", pthread_self());</text:p>
      <text:p text:style-name="P8"><text:span text:style-name="T2">return</text:span>(0);</text:p>
      <text:p text:style-name="P8">}</text:p>
      <text:p text:style-name="P3"/>
      <text:p text:style-name="P3">Output:</text:p>
      <text:p text:style-name="P3">Hello from Thread: 140472063063808</text:p>
      <text:p text:style-name="P3">Hello from Thread: 140472054671104</text:p>
      <text:p text:style-name="P3">Hello from Thread: 140472046278400</text:p>
      <text:p text:style-name="P3">Hello from Thread: 140472037885696</text:p>
      <text:p text:style-name="P3">Hello from Thread: 140472029492992</text:p>
      <text:p text:style-name="P3">Hello from Thread: 140472021100288</text:p>
      <text:p text:style-name="P3">Hello from Thread: 140471938578176</text:p>
      <text:p text:style-name="P3">Hello from Thread: 140471930185472</text:p>
      <text:p text:style-name="P3"><text:soft-page-break/>Hello from Thread: 140471921792768</text:p>
      <text:p text:style-name="P3">Hello from Thread: 140471913400064</text:p>
      <text:p text:style-name="P3">Waited for all thread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7:45:20.374552280</meta:creation-date>
    <dc:date>2021-10-30T19:01:00.647755839</dc:date>
    <meta:editing-duration>PT1H15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262" meta:character-count="1786" meta:non-whitespace-character-count="1596"/>
  </office:meta>
</office:document-meta>
</file>